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ic Measuremen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LV diameter</text:p>
          </table:table-cell>
          <table:table-cell office:value-type="string" calcext:value-type="string">
            <text:p>Ctrl</text:p>
          </table:table-cell>
          <table:table-cell office:value-type="float" office:value="0.629127648602131" calcext:value-type="float">
            <text:p>0.629127648602131</text:p>
          </table:table-cell>
        </table:table-row>
        <table:table-row table:style-name="ro1">
          <table:table-cell office:value-type="string" calcext:value-type="string">
            <text:p>LV diameter</text:p>
          </table:table-cell>
          <table:table-cell office:value-type="string" calcext:value-type="string">
            <text:p>Ctrl</text:p>
          </table:table-cell>
          <table:table-cell office:value-type="float" office:value="0.544941482214731" calcext:value-type="float">
            <text:p>0.544941482214731</text:p>
          </table:table-cell>
        </table:table-row>
        <table:table-row table:style-name="ro1">
          <table:table-cell office:value-type="string" calcext:value-type="string">
            <text:p>LV diameter</text:p>
          </table:table-cell>
          <table:table-cell office:value-type="string" calcext:value-type="string">
            <text:p>Ctrl</text:p>
          </table:table-cell>
          <table:table-cell office:value-type="float" office:value="0.763018284057284" calcext:value-type="float">
            <text:p>0.763018284057284</text:p>
          </table:table-cell>
        </table:table-row>
        <table:table-row table:style-name="ro1">
          <table:table-cell office:value-type="string" calcext:value-type="string">
            <text:p>LV diameter</text:p>
          </table:table-cell>
          <table:table-cell office:value-type="string" calcext:value-type="string">
            <text:p>Mut</text:p>
          </table:table-cell>
          <table:table-cell office:value-type="float" office:value="0.671891339497149" calcext:value-type="float">
            <text:p>0.671891339497149</text:p>
          </table:table-cell>
        </table:table-row>
        <table:table-row table:style-name="ro1">
          <table:table-cell office:value-type="string" calcext:value-type="string">
            <text:p>LV diameter</text:p>
          </table:table-cell>
          <table:table-cell office:value-type="string" calcext:value-type="string">
            <text:p>Mut</text:p>
          </table:table-cell>
          <table:table-cell office:value-type="float" office:value="0.605593011493884" calcext:value-type="float">
            <text:p>0.605593011493884</text:p>
          </table:table-cell>
        </table:table-row>
        <table:table-row table:style-name="ro1">
          <table:table-cell office:value-type="string" calcext:value-type="string">
            <text:p>LV diameter</text:p>
          </table:table-cell>
          <table:table-cell office:value-type="string" calcext:value-type="string">
            <text:p>Mut</text:p>
          </table:table-cell>
          <table:table-cell office:value-type="float" office:value="0.548965957542506" calcext:value-type="float">
            <text:p>0.548965957542506</text:p>
          </table:table-cell>
        </table:table-row>
        <table:table-row table:style-name="ro1">
          <table:table-cell office:value-type="string" calcext:value-type="string">
            <text:p>LV diameter</text:p>
          </table:table-cell>
          <table:table-cell office:value-type="string" calcext:value-type="string">
            <text:p>Mut</text:p>
          </table:table-cell>
          <table:table-cell office:value-type="float" office:value="0.742207889152365" calcext:value-type="float">
            <text:p>0.742207889152365</text:p>
          </table:table-cell>
        </table:table-row>
        <table:table-row table:style-name="ro1">
          <table:table-cell office:value-type="string" calcext:value-type="string">
            <text:p>RV diameter</text:p>
          </table:table-cell>
          <table:table-cell office:value-type="string" calcext:value-type="string">
            <text:p>Ctrl</text:p>
          </table:table-cell>
          <table:table-cell office:value-type="float" office:value="0.547407238235291" calcext:value-type="float">
            <text:p>0.547407238235291</text:p>
          </table:table-cell>
        </table:table-row>
        <table:table-row table:style-name="ro1">
          <table:table-cell office:value-type="string" calcext:value-type="string">
            <text:p>RV diameter</text:p>
          </table:table-cell>
          <table:table-cell office:value-type="string" calcext:value-type="string">
            <text:p>Ctrl</text:p>
          </table:table-cell>
          <table:table-cell office:value-type="float" office:value="0.623399681806186" calcext:value-type="float">
            <text:p>0.623399681806186</text:p>
          </table:table-cell>
        </table:table-row>
        <table:table-row table:style-name="ro1">
          <table:table-cell office:value-type="string" calcext:value-type="string">
            <text:p>RV diameter</text:p>
          </table:table-cell>
          <table:table-cell office:value-type="string" calcext:value-type="string">
            <text:p>Ctrl</text:p>
          </table:table-cell>
          <table:table-cell office:value-type="float" office:value="0.615536164861594" calcext:value-type="float">
            <text:p>0.615536164861594</text:p>
          </table:table-cell>
        </table:table-row>
        <table:table-row table:style-name="ro1">
          <table:table-cell office:value-type="string" calcext:value-type="string">
            <text:p>RV diameter</text:p>
          </table:table-cell>
          <table:table-cell office:value-type="string" calcext:value-type="string">
            <text:p>Ctrl</text:p>
          </table:table-cell>
          <table:table-cell office:value-type="float" office:value="0.779727635576128" calcext:value-type="float">
            <text:p>0.779727635576128</text:p>
          </table:table-cell>
        </table:table-row>
        <table:table-row table:style-name="ro1">
          <table:table-cell office:value-type="string" calcext:value-type="string">
            <text:p>RV diameter</text:p>
          </table:table-cell>
          <table:table-cell office:value-type="string" calcext:value-type="string">
            <text:p>Mut</text:p>
          </table:table-cell>
          <table:table-cell office:value-type="float" office:value="0.690344739127342" calcext:value-type="float">
            <text:p>0.690344739127342</text:p>
          </table:table-cell>
        </table:table-row>
        <table:table-row table:style-name="ro1">
          <table:table-cell office:value-type="string" calcext:value-type="string">
            <text:p>RV diameter</text:p>
          </table:table-cell>
          <table:table-cell office:value-type="string" calcext:value-type="string">
            <text:p>Mut</text:p>
          </table:table-cell>
          <table:table-cell office:value-type="float" office:value="0.726568935547307" calcext:value-type="float">
            <text:p>0.726568935547307</text:p>
          </table:table-cell>
        </table:table-row>
        <table:table-row table:style-name="ro1">
          <table:table-cell office:value-type="string" calcext:value-type="string">
            <text:p>RV diameter</text:p>
          </table:table-cell>
          <table:table-cell office:value-type="string" calcext:value-type="string">
            <text:p>Mut</text:p>
          </table:table-cell>
          <table:table-cell office:value-type="float" office:value="0.642662587905974" calcext:value-type="float">
            <text:p>0.642662587905974</text:p>
          </table:table-cell>
        </table:table-row>
        <table:table-row table:style-name="ro1">
          <table:table-cell office:value-type="string" calcext:value-type="string">
            <text:p>RV diameter</text:p>
          </table:table-cell>
          <table:table-cell office:value-type="string" calcext:value-type="string">
            <text:p>Mut</text:p>
          </table:table-cell>
          <table:table-cell office:value-type="float" office:value="0.714824656316153" calcext:value-type="float">
            <text:p>0.714824656316153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Ctrl</text:p>
          </table:table-cell>
          <table:table-cell office:value-type="float" office:value="0.998386146627508" calcext:value-type="float">
            <text:p>0.998386146627508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Ctrl</text:p>
          </table:table-cell>
          <table:table-cell office:value-type="float" office:value="1.24535672837655" calcext:value-type="float">
            <text:p>1.24535672837655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Ctrl</text:p>
          </table:table-cell>
          <table:table-cell office:value-type="float" office:value="1.18554311212856" calcext:value-type="float">
            <text:p>1.18554311212856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Ctrl</text:p>
          </table:table-cell>
          <table:table-cell office:value-type="float" office:value="1.53504748199312" calcext:value-type="float">
            <text:p>1.53504748199312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Mut</text:p>
          </table:table-cell>
          <table:table-cell office:value-type="float" office:value="1.34482994927671" calcext:value-type="float">
            <text:p>1.34482994927671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Mut</text:p>
          </table:table-cell>
          <table:table-cell office:value-type="float" office:value="1.320690964771" calcext:value-type="float">
            <text:p>1.320690964771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Mut</text:p>
          </table:table-cell>
          <table:table-cell office:value-type="float" office:value="1.19164637206504" calcext:value-type="float">
            <text:p>1.19164637206504</text:p>
          </table:table-cell>
        </table:table-row>
        <table:table-row table:style-name="ro1">
          <table:table-cell office:value-type="string" calcext:value-type="string">
            <text:p>total width</text:p>
          </table:table-cell>
          <table:table-cell office:value-type="string" calcext:value-type="string">
            <text:p>Mut</text:p>
          </table:table-cell>
          <table:table-cell office:value-type="float" office:value="1.41014829013653" calcext:value-type="float">
            <text:p>1.41014829013653</text:p>
          </table:table-cell>
        </table:table-row>
      </table:table>
      <table:table table:name="Measurements" table:style-name="ta1"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Tot-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Tot-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Tot-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Tot-d</text:p>
          </table:table-cell>
          <table:table-cell/>
        </table:table-row>
        <table:table-row table:style-name="ro1">
          <table:table-cell office:value-type="string" calcext:value-type="string">
            <text:p>Heart -1</text:p>
          </table:table-cell>
          <table:table-cell office:value-type="float" office:value="1367.719" calcext:value-type="float">
            <text:p>1367.719</text:p>
          </table:table-cell>
          <table:table-cell office:value-type="float" office:value="1189.817" calcext:value-type="float">
            <text:p>1189.817</text:p>
          </table:table-cell>
          <table:table-cell office:value-type="float" office:value="675.755" calcext:value-type="float">
            <text:p>675.755</text:p>
          </table:table-cell>
          <table:table-cell office:value-type="float" office:value="698.241" calcext:value-type="float">
            <text:p>698.241</text:p>
          </table:table-cell>
          <table:table-cell office:value-type="float" office:value="1365.567" calcext:value-type="float">
            <text:p>1365.567</text:p>
          </table:table-cell>
          <table:table-cell office:value-type="float" office:value="1287.995" calcext:value-type="float">
            <text:p>1287.995</text:p>
          </table:table-cell>
          <table:table-cell office:value-type="float" office:value="1158.272" calcext:value-type="float">
            <text:p>1158.272</text:p>
          </table:table-cell>
          <table:table-cell office:value-type="float" office:value="641.864" calcext:value-type="float">
            <text:p>641.864</text:p>
          </table:table-cell>
          <table:table-cell office:value-type="float" office:value="710.597" calcext:value-type="float">
            <text:p>710.597</text:p>
          </table:table-cell>
          <table:table-cell office:value-type="float" office:value="1315.871" calcext:value-type="float">
            <text:p>1315.871</text:p>
          </table:table-cell>
          <table:table-cell office:value-type="float" office:value="1443.147" calcext:value-type="float">
            <text:p>1443.147</text:p>
          </table:table-cell>
          <table:table-cell office:value-type="float" office:value="1223.168" calcext:value-type="float">
            <text:p>1223.168</text:p>
          </table:table-cell>
          <table:table-cell office:value-type="float" office:value="602.714" calcext:value-type="float">
            <text:p>602.714</text:p>
          </table:table-cell>
          <table:table-cell office:value-type="float" office:value="763.026" calcext:value-type="float">
            <text:p>763.026</text:p>
          </table:table-cell>
          <table:table-cell office:value-type="float" office:value="1359.786" calcext:value-type="float">
            <text:p>1359.786</text:p>
          </table:table-cell>
          <table:table-cell office:value-type="float" office:value="1321.674" calcext:value-type="float">
            <text:p>1321.674</text:p>
          </table:table-cell>
          <table:table-cell office:value-type="float" office:value="1180.9" calcext:value-type="float">
            <text:p>1180.9</text:p>
          </table:table-cell>
          <table:table-cell office:value-type="float" office:value="588.083" calcext:value-type="float">
            <text:p>588.083</text:p>
          </table:table-cell>
          <table:table-cell office:value-type="float" office:value="791.263" calcext:value-type="float">
            <text:p>791.263</text:p>
          </table:table-cell>
          <table:table-cell office:value-type="float" office:value="1362.961" calcext:value-type="float">
            <text:p>1362.961</text:p>
          </table:table-cell>
          <table:table-cell/>
        </table:table-row>
        <table:table-row table:style-name="ro1">
          <table:table-cell office:value-type="string" calcext:value-type="string">
            <text:p>Heart 3</text:p>
          </table:table-cell>
          <table:table-cell office:value-type="float" office:value="1154.626" calcext:value-type="float">
            <text:p>1154.626</text:p>
          </table:table-cell>
          <table:table-cell office:value-type="float" office:value="887.89" calcext:value-type="float">
            <text:p>887.89</text:p>
          </table:table-cell>
          <table:table-cell office:value-type="float" office:value="700.657" calcext:value-type="float">
            <text:p>700.657</text:p>
          </table:table-cell>
          <table:table-cell office:value-type="float" office:value="611.716" calcext:value-type="float">
            <text:p>611.716</text:p>
          </table:table-cell>
          <table:table-cell office:value-type="float" office:value="1305.492" calcext:value-type="float">
            <text:p>1305.492</text:p>
          </table:table-cell>
          <table:table-cell office:value-type="float" office:value="1048.102" calcext:value-type="float">
            <text:p>1048.102</text:p>
          </table:table-cell>
          <table:table-cell office:value-type="float" office:value="957.832" calcext:value-type="float">
            <text:p>957.832</text:p>
          </table:table-cell>
          <table:table-cell office:value-type="float" office:value="683.061" calcext:value-type="float">
            <text:p>683.061</text:p>
          </table:table-cell>
          <table:table-cell office:value-type="float" office:value="697.157" calcext:value-type="float">
            <text:p>697.157</text:p>
          </table:table-cell>
          <table:table-cell office:value-type="float" office:value="1391.465" calcext:value-type="float">
            <text:p>1391.465</text:p>
          </table:table-cell>
          <table:table-cell office:value-type="float" office:value="1078.263" calcext:value-type="float">
            <text:p>1078.263</text:p>
          </table:table-cell>
          <table:table-cell office:value-type="float" office:value="986.667" calcext:value-type="float">
            <text:p>986.667</text:p>
          </table:table-cell>
          <table:table-cell office:value-type="float" office:value="661.995" calcext:value-type="float">
            <text:p>661.995</text:p>
          </table:table-cell>
          <table:table-cell office:value-type="float" office:value="723.435" calcext:value-type="float">
            <text:p>723.435</text:p>
          </table:table-cell>
          <table:table-cell office:value-type="float" office:value="1389.921" calcext:value-type="float">
            <text:p>1389.921</text:p>
          </table:table-cell>
          <table:table-cell office:value-type="float" office:value="1040.013" calcext:value-type="float">
            <text:p>1040.013</text:p>
          </table:table-cell>
          <table:table-cell office:value-type="float" office:value="849.437" calcext:value-type="float">
            <text:p>849.437</text:p>
          </table:table-cell>
          <table:table-cell office:value-type="float" office:value="669.796" calcext:value-type="float">
            <text:p>669.796</text:p>
          </table:table-cell>
          <table:table-cell office:value-type="float" office:value="652.832" calcext:value-type="float">
            <text:p>652.832</text:p>
          </table:table-cell>
          <table:table-cell office:value-type="float" office:value="1283.504" calcext:value-type="float">
            <text:p>1283.504</text:p>
          </table:table-cell>
          <table:table-cell/>
        </table:table-row>
        <table:table-row table:style-name="ro1">
          <table:table-cell office:value-type="string" calcext:value-type="string">
            <text:p>Heart 5</text:p>
          </table:table-cell>
          <table:table-cell office:value-type="float" office:value="1003.6" calcext:value-type="float">
            <text:p>1003.6</text:p>
          </table:table-cell>
          <table:table-cell office:value-type="float" office:value="926.9" calcext:value-type="float">
            <text:p>926.9</text:p>
          </table:table-cell>
          <table:table-cell office:value-type="float" office:value="537.8" calcext:value-type="float">
            <text:p>537.8</text:p>
          </table:table-cell>
          <table:table-cell office:value-type="float" office:value="647.4" calcext:value-type="float">
            <text:p>647.4</text:p>
          </table:table-cell>
          <table:table-cell office:value-type="float" office:value="1252.6" calcext:value-type="float">
            <text:p>1252.6</text:p>
          </table:table-cell>
          <table:table-cell office:value-type="float" office:value="1059.2" calcext:value-type="float">
            <text:p>1059.2</text:p>
          </table:table-cell>
          <table:table-cell office:value-type="float" office:value="902" calcext:value-type="float">
            <text:p>902</text:p>
          </table:table-cell>
          <table:table-cell office:value-type="float" office:value="591" calcext:value-type="float">
            <text:p>591</text:p>
          </table:table-cell>
          <table:table-cell office:value-type="float" office:value="645.4" calcext:value-type="float">
            <text:p>645.4</text:p>
          </table:table-cell>
          <table:table-cell office:value-type="float" office:value="1256.9" calcext:value-type="float">
            <text:p>1256.9</text:p>
          </table:table-cell>
          <table:table-cell office:value-type="float" office:value="1069.6" calcext:value-type="float">
            <text:p>1069.6</text:p>
          </table:table-cell>
          <table:table-cell office:value-type="float" office:value="931.3" calcext:value-type="float">
            <text:p>931.3</text:p>
          </table:table-cell>
          <table:table-cell office:value-type="float" office:value="571.4" calcext:value-type="float">
            <text:p>571.4</text:p>
          </table:table-cell>
          <table:table-cell office:value-type="float" office:value="658.5" calcext:value-type="float">
            <text:p>658.5</text:p>
          </table:table-cell>
          <table:table-cell office:value-type="float" office:value="1240.6" calcext:value-type="float">
            <text:p>1240.6</text:p>
          </table:table-cell>
          <table:table-cell office:value-type="float" office:value="1094.6" calcext:value-type="float">
            <text:p>1094.6</text:p>
          </table:table-cell>
          <table:table-cell office:value-type="float" office:value="915" calcext:value-type="float">
            <text:p>915</text:p>
          </table:table-cell>
          <table:table-cell office:value-type="float" office:value="603.9" calcext:value-type="float">
            <text:p>603.9</text:p>
          </table:table-cell>
          <table:table-cell office:value-type="float" office:value="648.1" calcext:value-type="float">
            <text:p>648.1</text:p>
          </table:table-cell>
          <table:table-cell office:value-type="float" office:value="1256.1" calcext:value-type="float">
            <text:p>1256.1</text:p>
          </table:table-cell>
          <table:table-cell/>
        </table:table-row>
        <table:table-row table:style-name="ro1">
          <table:table-cell office:value-type="string" calcext:value-type="string">
            <text:p>Heart 4</text:p>
          </table:table-cell>
          <table:table-cell office:value-type="float" office:value="832.196" calcext:value-type="float">
            <text:p>832.196</text:p>
          </table:table-cell>
          <table:table-cell office:value-type="float" office:value="649.402" calcext:value-type="float">
            <text:p>649.402</text:p>
          </table:table-cell>
          <table:table-cell office:value-type="float" office:value="600.963" calcext:value-type="float">
            <text:p>600.963</text:p>
          </table:table-cell>
          <table:table-cell office:value-type="float" office:value="636.427" calcext:value-type="float">
            <text:p>636.427</text:p>
          </table:table-cell>
          <table:table-cell office:value-type="float" office:value="1223.081" calcext:value-type="float">
            <text:p>1223.081</text:p>
          </table:table-cell>
          <table:table-cell office:value-type="float" office:value="763.236" calcext:value-type="float">
            <text:p>763.236</text:p>
          </table:table-cell>
          <table:table-cell office:value-type="float" office:value="729.747" calcext:value-type="float">
            <text:p>729.747</text:p>
          </table:table-cell>
          <table:table-cell office:value-type="float" office:value="600.701" calcext:value-type="float">
            <text:p>600.701</text:p>
          </table:table-cell>
          <table:table-cell office:value-type="float" office:value="607.706" calcext:value-type="float">
            <text:p>607.706</text:p>
          </table:table-cell>
          <table:table-cell office:value-type="float" office:value="1184.126" calcext:value-type="float">
            <text:p>1184.126</text:p>
          </table:table-cell>
          <table:table-cell office:value-type="float" office:value="765.689" calcext:value-type="float">
            <text:p>765.689</text:p>
          </table:table-cell>
          <table:table-cell office:value-type="float" office:value="749.805" calcext:value-type="float">
            <text:p>749.805</text:p>
          </table:table-cell>
          <table:table-cell office:value-type="float" office:value="584.866" calcext:value-type="float">
            <text:p>584.866</text:p>
          </table:table-cell>
          <table:table-cell office:value-type="float" office:value="619.598" calcext:value-type="float">
            <text:p>619.598</text:p>
          </table:table-cell>
          <table:table-cell office:value-type="float" office:value="1194.64" calcext:value-type="float">
            <text:p>1194.64</text:p>
          </table:table-cell>
          <table:table-cell office:value-type="float" office:value="782.985" calcext:value-type="float">
            <text:p>782.985</text:p>
          </table:table-cell>
          <table:table-cell office:value-type="float" office:value="634.457" calcext:value-type="float">
            <text:p>634.457</text:p>
          </table:table-cell>
          <table:table-cell office:value-type="float" office:value="609.98" calcext:value-type="float">
            <text:p>609.98</text:p>
          </table:table-cell>
          <table:table-cell office:value-type="float" office:value="586.243" calcext:value-type="float">
            <text:p>586.243</text:p>
          </table:table-cell>
          <table:table-cell office:value-type="float" office:value="1220.53" calcext:value-type="float">
            <text:p>1220.53</text:p>
          </table:table-cell>
          <table:table-cell/>
        </table:table-row>
        <table:table-row table:style-name="ro1">
          <table:table-cell office:value-type="string" calcext:value-type="string">
            <text:p>Heart 0</text:p>
          </table:table-cell>
          <table:table-cell office:value-type="float" office:value="1413.909" calcext:value-type="float">
            <text:p>1413.909</text:p>
          </table:table-cell>
          <table:table-cell office:value-type="float" office:value="1104.118" calcext:value-type="float">
            <text:p>1104.118</text:p>
          </table:table-cell>
          <table:table-cell office:value-type="float" office:value="933.73" calcext:value-type="float">
            <text:p>933.73</text:p>
          </table:table-cell>
          <table:table-cell office:value-type="float" office:value="1004.937" calcext:value-type="float">
            <text:p>1004.937</text:p>
          </table:table-cell>
          <table:table-cell office:value-type="float" office:value="1896.9" calcext:value-type="float">
            <text:p>1896.9</text:p>
          </table:table-cell>
          <table:table-cell office:value-type="float" office:value="1274" calcext:value-type="float">
            <text:p>1274</text:p>
          </table:table-cell>
          <table:table-cell office:value-type="float" office:value="968.537" calcext:value-type="float">
            <text:p>968.537</text:p>
          </table:table-cell>
          <table:table-cell office:value-type="float" office:value="831.493" calcext:value-type="float">
            <text:p>831.493</text:p>
          </table:table-cell>
          <table:table-cell office:value-type="float" office:value="930.192" calcext:value-type="float">
            <text:p>930.192</text:p>
          </table:table-cell>
          <table:table-cell office:value-type="float" office:value="1746.371" calcext:value-type="float">
            <text:p>1746.371</text:p>
          </table:table-cell>
          <table:table-cell office:value-type="float" office:value="1365.015" calcext:value-type="float">
            <text:p>1365.015</text:p>
          </table:table-cell>
          <table:table-cell office:value-type="float" office:value="1122.425" calcext:value-type="float">
            <text:p>1122.425</text:p>
          </table:table-cell>
          <table:table-cell office:value-type="float" office:value="975.254" calcext:value-type="float">
            <text:p>975.254</text:p>
          </table:table-cell>
          <table:table-cell office:value-type="float" office:value="826.95" calcext:value-type="float">
            <text:p>826.95</text:p>
          </table:table-cell>
          <table:table-cell office:value-type="float" office:value="1825.189" calcext:value-type="float">
            <text:p>1825.189</text:p>
          </table:table-cell>
          <table:table-cell office:value-type="float" office:value="1444.391" calcext:value-type="float">
            <text:p>1444.391</text:p>
          </table:table-cell>
          <table:table-cell office:value-type="float" office:value="1177.061" calcext:value-type="float">
            <text:p>1177.061</text:p>
          </table:table-cell>
          <table:table-cell office:value-type="float" office:value="953.369" calcext:value-type="float">
            <text:p>953.369</text:p>
          </table:table-cell>
          <table:table-cell office:value-type="float" office:value="1032.271" calcext:value-type="float">
            <text:p>1032.271</text:p>
          </table:table-cell>
          <table:table-cell office:value-type="float" office:value="1920.783" calcext:value-type="float">
            <text:p>1920.783</text:p>
          </table:table-cell>
          <table:table-cell/>
        </table:table-row>
        <table:table-row table:style-name="ro1">
          <table:table-cell office:value-type="string" calcext:value-type="string">
            <text:p>Heart 2</text:p>
          </table:table-cell>
          <table:table-cell office:value-type="float" office:value="921.138" calcext:value-type="float">
            <text:p>921.138</text:p>
          </table:table-cell>
          <table:table-cell office:value-type="float" office:value="711.362" calcext:value-type="float">
            <text:p>711.362</text:p>
          </table:table-cell>
          <table:table-cell office:value-type="float" office:value="508.653" calcext:value-type="float">
            <text:p>508.653</text:p>
          </table:table-cell>
          <table:table-cell office:value-type="float" office:value="631.928" calcext:value-type="float">
            <text:p>631.928</text:p>
          </table:table-cell>
          <table:table-cell office:value-type="float" office:value="1135.288" calcext:value-type="float">
            <text:p>1135.288</text:p>
          </table:table-cell>
          <table:table-cell office:value-type="float" office:value="849.434" calcext:value-type="float">
            <text:p>849.434</text:p>
          </table:table-cell>
          <table:table-cell office:value-type="float" office:value="675.136" calcext:value-type="float">
            <text:p>675.136</text:p>
          </table:table-cell>
          <table:table-cell office:value-type="float" office:value="563.896" calcext:value-type="float">
            <text:p>563.896</text:p>
          </table:table-cell>
          <table:table-cell office:value-type="float" office:value="615.454" calcext:value-type="float">
            <text:p>615.454</text:p>
          </table:table-cell>
          <table:table-cell office:value-type="float" office:value="1154.022" calcext:value-type="float">
            <text:p>1154.022</text:p>
          </table:table-cell>
          <table:table-cell office:value-type="float" office:value="829.583" calcext:value-type="float">
            <text:p>829.583</text:p>
          </table:table-cell>
          <table:table-cell office:value-type="float" office:value="678.978" calcext:value-type="float">
            <text:p>678.978</text:p>
          </table:table-cell>
          <table:table-cell office:value-type="float" office:value="544.456" calcext:value-type="float">
            <text:p>544.456</text:p>
          </table:table-cell>
          <table:table-cell office:value-type="float" office:value="616.869" calcext:value-type="float">
            <text:p>616.869</text:p>
          </table:table-cell>
          <table:table-cell office:value-type="float" office:value="1157.188" calcext:value-type="float">
            <text:p>1157.188</text:p>
          </table:table-cell>
          <table:table-cell office:value-type="float" office:value="845.047" calcext:value-type="float">
            <text:p>845.047</text:p>
          </table:table-cell>
          <table:table-cell office:value-type="float" office:value="675.104" calcext:value-type="float">
            <text:p>675.104</text:p>
          </table:table-cell>
          <table:table-cell office:value-type="float" office:value="464.794" calcext:value-type="float">
            <text:p>464.794</text:p>
          </table:table-cell>
          <table:table-cell office:value-type="float" office:value="635.569" calcext:value-type="float">
            <text:p>635.569</text:p>
          </table:table-cell>
          <table:table-cell office:value-type="float" office:value="1095.856" calcext:value-type="float">
            <text:p>1095.856</text:p>
          </table:table-cell>
          <table:table-cell/>
        </table:table-row>
        <table:table-row table:style-name="ro1">
          <table:table-cell office:value-type="string" calcext:value-type="string">
            <text:p>Heart 1</text:p>
          </table:table-cell>
          <table:table-cell office:value-type="float" office:value="1114.54" calcext:value-type="float">
            <text:p>1114.54</text:p>
          </table:table-cell>
          <table:table-cell office:value-type="float" office:value="913.589" calcext:value-type="float">
            <text:p>913.589</text:p>
          </table:table-cell>
          <table:table-cell office:value-type="float" office:value="652.757" calcext:value-type="float">
            <text:p>652.757</text:p>
          </table:table-cell>
          <table:table-cell office:value-type="float" office:value="700.745" calcext:value-type="float">
            <text:p>700.745</text:p>
          </table:table-cell>
          <table:table-cell office:value-type="float" office:value="1371.744" calcext:value-type="float">
            <text:p>1371.744</text:p>
          </table:table-cell>
          <table:table-cell office:value-type="float" office:value="1228.903" calcext:value-type="float">
            <text:p>1228.903</text:p>
          </table:table-cell>
          <table:table-cell office:value-type="float" office:value="981.935" calcext:value-type="float">
            <text:p>981.935</text:p>
          </table:table-cell>
          <table:table-cell office:value-type="float" office:value="610.907" calcext:value-type="float">
            <text:p>610.907</text:p>
          </table:table-cell>
          <table:table-cell office:value-type="float" office:value="738.878" calcext:value-type="float">
            <text:p>738.878</text:p>
          </table:table-cell>
          <table:table-cell office:value-type="float" office:value="1345.497" calcext:value-type="float">
            <text:p>1345.497</text:p>
          </table:table-cell>
          <table:table-cell office:value-type="float" office:value="1073.24" calcext:value-type="float">
            <text:p>1073.24</text:p>
          </table:table-cell>
          <table:table-cell office:value-type="float" office:value="984.415" calcext:value-type="float">
            <text:p>984.415</text:p>
          </table:table-cell>
          <table:table-cell office:value-type="float" office:value="525.697" calcext:value-type="float">
            <text:p>525.697</text:p>
          </table:table-cell>
          <table:table-cell office:value-type="float" office:value="702.092" calcext:value-type="float">
            <text:p>702.092</text:p>
          </table:table-cell>
          <table:table-cell office:value-type="float" office:value="1241.637" calcext:value-type="float">
            <text:p>1241.637</text:p>
          </table:table-cell>
          <table:table-cell office:value-type="float" office:value="1062.946" calcext:value-type="float">
            <text:p>1062.946</text:p>
          </table:table-cell>
          <table:table-cell office:value-type="float" office:value="978.157" calcext:value-type="float">
            <text:p>978.157</text:p>
          </table:table-cell>
          <table:table-cell office:value-type="float" office:value="662.483" calcext:value-type="float">
            <text:p>662.483</text:p>
          </table:table-cell>
          <table:table-cell office:value-type="float" office:value="729.702" calcext:value-type="float">
            <text:p>729.702</text:p>
          </table:table-cell>
          <table:table-cell office:value-type="float" office:value="1364.857" calcext:value-type="float">
            <text:p>1364.857</text:p>
          </table:table-cell>
          <table:table-cell/>
        </table:table-row>
        <table:table-row table:style-name="ro1">
          <table:table-cell office:value-type="string" calcext:value-type="string">
            <text:p>Heart 6</text:p>
          </table:table-cell>
          <table:table-cell office:value-type="float" office:value="766.506" calcext:value-type="float">
            <text:p>766.506</text:p>
          </table:table-cell>
          <table:table-cell office:value-type="float" office:value="480.854" calcext:value-type="float">
            <text:p>480.854</text:p>
          </table:table-cell>
          <table:table-cell office:value-type="float" office:value="510.844" calcext:value-type="float">
            <text:p>510.844</text:p>
          </table:table-cell>
          <table:table-cell office:value-type="float" office:value="510.038" calcext:value-type="float">
            <text:p>510.038</text:p>
          </table:table-cell>
          <table:table-cell office:value-type="float" office:value="1012.773" calcext:value-type="float">
            <text:p>1012.773</text:p>
          </table:table-cell>
          <table:table-cell office:value-type="float" office:value="578.936" calcext:value-type="float">
            <text:p>578.936</text:p>
          </table:table-cell>
          <table:table-cell office:value-type="float" office:value="329.754" calcext:value-type="float">
            <text:p>329.754</text:p>
          </table:table-cell>
          <table:table-cell office:value-type="float" office:value="492.247" calcext:value-type="float">
            <text:p>492.247</text:p>
          </table:table-cell>
          <table:table-cell office:value-type="float" office:value="547.78" calcext:value-type="float">
            <text:p>547.78</text:p>
          </table:table-cell>
          <table:table-cell office:value-type="float" office:value="996.902" calcext:value-type="float">
            <text:p>996.902</text:p>
          </table:table-cell>
          <table:table-cell office:value-type="float" office:value="787.156" calcext:value-type="float">
            <text:p>787.156</text:p>
          </table:table-cell>
          <table:table-cell office:value-type="float" office:value="524.188" calcext:value-type="float">
            <text:p>524.188</text:p>
          </table:table-cell>
          <table:table-cell office:value-type="float" office:value="556.437" calcext:value-type="float">
            <text:p>556.437</text:p>
          </table:table-cell>
          <table:table-cell office:value-type="float" office:value="482.629" calcext:value-type="float">
            <text:p>482.629</text:p>
          </table:table-cell>
          <table:table-cell office:value-type="float" office:value="1012.75" calcext:value-type="float">
            <text:p>1012.75</text:p>
          </table:table-cell>
          <table:table-cell office:value-type="float" office:value="774.929" calcext:value-type="float">
            <text:p>774.929</text:p>
          </table:table-cell>
          <table:table-cell office:value-type="float" office:value="561.812" calcext:value-type="float">
            <text:p>561.812</text:p>
          </table:table-cell>
          <table:table-cell office:value-type="float" office:value="577.49" calcext:value-type="float">
            <text:p>577.49</text:p>
          </table:table-cell>
          <table:table-cell office:value-type="float" office:value="491.753" calcext:value-type="float">
            <text:p>491.753</text:p>
          </table:table-cell>
          <table:table-cell office:value-type="float" office:value="1015.745" calcext:value-type="float">
            <text:p>1015.745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Width-Length</text:p>
          </table:table-cell>
          <table:table-cell office:value-type="string" calcext:value-type="string">
            <text:p>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Width-Length</text:p>
          </table:table-cell>
          <table:table-cell office:value-type="string" calcext:value-type="string">
            <text:p>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Width-Length</text:p>
          </table:table-cell>
          <table:table-cell office:value-type="string" calcext:value-type="string">
            <text:p>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Width-Length</text:p>
          </table:table-cell>
          <table:table-cell/>
          <table:table-cell office:value-type="string" calcext:value-type="string">
            <text:p>IVSlength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Width-Length</text:p>
          </table:table-cell>
        </table:table-row>
        <table:table-row table:style-name="ro1">
          <table:table-cell office:value-type="string" calcext:value-type="string">
            <text:p>Heart -1</text:p>
          </table:table-cell>
          <table:table-cell table:formula="of:=[.C2]/[.$B2]" office:value-type="float" office:value="0.86992796034858" calcext:value-type="float">
            <text:p>0.86992796034858</text:p>
          </table:table-cell>
          <table:table-cell table:formula="of:=[.D2]/[.$B2]" office:value-type="float" office:value="0.494074440729419" calcext:value-type="float">
            <text:p>0.494074440729419</text:p>
          </table:table-cell>
          <table:table-cell table:formula="of:=[.E2]/[.$B2]" office:value-type="float" office:value="0.510514952267242" calcext:value-type="float">
            <text:p>0.510514952267242</text:p>
          </table:table-cell>
          <table:table-cell table:formula="of:=[.F2]/[.$B2]" office:value-type="float" office:value="0.998426577389069" calcext:value-type="float">
            <text:p>0.998426577389069</text:p>
          </table:table-cell>
          <table:table-cell table:formula="of:=[.H2]/[.$G2]" office:value-type="float" office:value="0.899282994111002" calcext:value-type="float">
            <text:p>0.899282994111002</text:p>
          </table:table-cell>
          <table:table-cell table:formula="of:=[.I2]/[.$G2]" office:value-type="float" office:value="0.498343549470301" calcext:value-type="float">
            <text:p>0.498343549470301</text:p>
          </table:table-cell>
          <table:table-cell table:formula="of:=[.J2]/[.$G2]" office:value-type="float" office:value="0.551707887064779" calcext:value-type="float">
            <text:p>0.551707887064779</text:p>
          </table:table-cell>
          <table:table-cell table:formula="of:=[.K2]/[.$G2]" office:value-type="float" office:value="1.02164294116049" calcext:value-type="float">
            <text:p>1.02164294116049</text:p>
          </table:table-cell>
          <table:table-cell table:formula="of:=[.M2]/[.$L2]" office:value-type="float" office:value="0.847569928773715" calcext:value-type="float">
            <text:p>0.847569928773715</text:p>
          </table:table-cell>
          <table:table-cell table:formula="of:=[.N2]/[.$L2]" office:value-type="float" office:value="0.417638674369278" calcext:value-type="float">
            <text:p>0.417638674369278</text:p>
          </table:table-cell>
          <table:table-cell table:formula="of:=[.O2]/[.$L2]" office:value-type="float" office:value="0.528723685113159" calcext:value-type="float">
            <text:p>0.528723685113159</text:p>
          </table:table-cell>
          <table:table-cell table:formula="of:=[.P2]/[.$L2]" office:value-type="float" office:value="0.94223665364651" calcext:value-type="float">
            <text:p>0.94223665364651</text:p>
          </table:table-cell>
          <table:table-cell table:formula="of:=[.R2]/[.$Q2]" office:value-type="float" office:value="0.893488106749471" calcext:value-type="float">
            <text:p>0.893488106749471</text:p>
          </table:table-cell>
          <table:table-cell table:formula="of:=[.S2]/[.$Q2]" office:value-type="float" office:value="0.444953142756837" calcext:value-type="float">
            <text:p>0.444953142756837</text:p>
          </table:table-cell>
          <table:table-cell table:formula="of:=[.T2]/[.$Q2]" office:value-type="float" office:value="0.598682428495983" calcext:value-type="float">
            <text:p>0.598682428495983</text:p>
          </table:table-cell>
          <table:table-cell table:formula="of:=[.U2]/[.$Q2]" office:value-type="float" office:value="1.03123841431397" calcext:value-type="float">
            <text:p>1.03123841431397</text:p>
          </table:table-cell>
          <table:table-cell/>
          <table:table-cell table:formula="of:=AVERAGE([.B12];[.F12];[.J12];[.N12])" office:value-type="float" office:value="0.877567247495692" calcext:value-type="float">
            <text:p>0.877567247495692</text:p>
          </table:table-cell>
          <table:table-cell table:formula="of:=AVERAGE([.C12];[.G12];[.K12];[.O12])" office:value-type="float" office:value="0.463752451831459" calcext:value-type="float">
            <text:p>0.463752451831459</text:p>
          </table:table-cell>
          <table:table-cell table:formula="of:=AVERAGE([.D12];[.H12];[.L12];[.P12])" office:value-type="float" office:value="0.547407238235291" calcext:value-type="float">
            <text:p>0.547407238235291</text:p>
          </table:table-cell>
          <table:table-cell table:formula="of:=AVERAGE([.E12];[.I12];[.M12];[.Q12])" office:value-type="float" office:value="0.998386146627508" calcext:value-type="float">
            <text:p>0.998386146627508</text:p>
          </table:table-cell>
        </table:table-row>
        <table:table-row table:style-name="ro1">
          <table:table-cell office:value-type="string" calcext:value-type="string">
            <text:p>Heart 3</text:p>
          </table:table-cell>
          <table:table-cell table:formula="of:=[.C3]/[.$B3]" office:value-type="float" office:value="0.768984935381673" calcext:value-type="float">
            <text:p>0.768984935381673</text:p>
          </table:table-cell>
          <table:table-cell table:formula="of:=[.D3]/[.$B3]" office:value-type="float" office:value="0.606825933245917" calcext:value-type="float">
            <text:p>0.606825933245917</text:p>
          </table:table-cell>
          <table:table-cell table:formula="of:=[.E3]/[.$B3]" office:value-type="float" office:value="0.529795795348451" calcext:value-type="float">
            <text:p>0.529795795348451</text:p>
          </table:table-cell>
          <table:table-cell table:formula="of:=[.F3]/[.$B3]" office:value-type="float" office:value="1.13066222309215" calcext:value-type="float">
            <text:p>1.13066222309215</text:p>
          </table:table-cell>
          <table:table-cell table:formula="of:=[.H3]/[.$G3]" office:value-type="float" office:value="0.913872886417543" calcext:value-type="float">
            <text:p>0.913872886417543</text:p>
          </table:table-cell>
          <table:table-cell table:formula="of:=[.I3]/[.$G3]" office:value-type="float" office:value="0.651712333341602" calcext:value-type="float">
            <text:p>0.651712333341602</text:p>
          </table:table-cell>
          <table:table-cell table:formula="of:=[.J3]/[.$G3]" office:value-type="float" office:value="0.665161406046358" calcext:value-type="float">
            <text:p>0.665161406046358</text:p>
          </table:table-cell>
          <table:table-cell table:formula="of:=[.K3]/[.$G3]" office:value-type="float" office:value="1.32760456520453" calcext:value-type="float">
            <text:p>1.32760456520453</text:p>
          </table:table-cell>
          <table:table-cell table:formula="of:=[.M3]/[.$L3]" office:value-type="float" office:value="0.915052264614477" calcext:value-type="float">
            <text:p>0.915052264614477</text:p>
          </table:table-cell>
          <table:table-cell table:formula="of:=[.N3]/[.$L3]" office:value-type="float" office:value="0.613945762768453" calcext:value-type="float">
            <text:p>0.613945762768453</text:p>
          </table:table-cell>
          <table:table-cell table:formula="of:=[.O3]/[.$L3]" office:value-type="float" office:value="0.670926295347239" calcext:value-type="float">
            <text:p>0.670926295347239</text:p>
          </table:table-cell>
          <table:table-cell table:formula="of:=[.P3]/[.$L3]" office:value-type="float" office:value="1.28903709020898" calcext:value-type="float">
            <text:p>1.28903709020898</text:p>
          </table:table-cell>
          <table:table-cell table:formula="of:=[.R3]/[.$Q3]" office:value-type="float" office:value="0.816756136702137" calcext:value-type="float">
            <text:p>0.816756136702137</text:p>
          </table:table-cell>
          <table:table-cell table:formula="of:=[.S3]/[.$Q3]" office:value-type="float" office:value="0.644026565052552" calcext:value-type="float">
            <text:p>0.644026565052552</text:p>
          </table:table-cell>
          <table:table-cell table:formula="of:=[.T3]/[.$Q3]" office:value-type="float" office:value="0.627715230482696" calcext:value-type="float">
            <text:p>0.627715230482696</text:p>
          </table:table-cell>
          <table:table-cell table:formula="of:=[.U3]/[.$Q3]" office:value-type="float" office:value="1.23412303500052" calcext:value-type="float">
            <text:p>1.23412303500052</text:p>
          </table:table-cell>
          <table:table-cell/>
          <table:table-cell table:formula="of:=AVERAGE([.B13];[.F13];[.J13];[.N13])" office:value-type="float" office:value="0.853666555778958" calcext:value-type="float">
            <text:p>0.853666555778958</text:p>
          </table:table-cell>
          <table:table-cell table:formula="of:=AVERAGE([.C13];[.G13];[.K13];[.O13])" office:value-type="float" office:value="0.629127648602131" calcext:value-type="float">
            <text:p>0.629127648602131</text:p>
          </table:table-cell>
          <table:table-cell table:formula="of:=AVERAGE([.D13];[.H13];[.L13];[.P13])" office:value-type="float" office:value="0.623399681806186" calcext:value-type="float">
            <text:p>0.623399681806186</text:p>
          </table:table-cell>
          <table:table-cell table:formula="of:=AVERAGE([.E13];[.I13];[.M13];[.Q13])" office:value-type="float" office:value="1.24535672837655" calcext:value-type="float">
            <text:p>1.24535672837655</text:p>
          </table:table-cell>
        </table:table-row>
        <table:table-row table:style-name="ro1">
          <table:table-cell office:value-type="string" calcext:value-type="string">
            <text:p>Heart 5</text:p>
          </table:table-cell>
          <table:table-cell table:formula="of:=[.C4]/[.$B4]" office:value-type="float" office:value="0.923575129533679" calcext:value-type="float">
            <text:p>0.923575129533679</text:p>
          </table:table-cell>
          <table:table-cell table:formula="of:=[.D4]/[.$B4]" office:value-type="float" office:value="0.535870864886409" calcext:value-type="float">
            <text:p>0.535870864886409</text:p>
          </table:table-cell>
          <table:table-cell table:formula="of:=[.E4]/[.$B4]" office:value-type="float" office:value="0.645077720207254" calcext:value-type="float">
            <text:p>0.645077720207254</text:p>
          </table:table-cell>
          <table:table-cell table:formula="of:=[.F4]/[.$B4]" office:value-type="float" office:value="1.24810681546433" calcext:value-type="float">
            <text:p>1.24810681546433</text:p>
          </table:table-cell>
          <table:table-cell table:formula="of:=[.H4]/[.$G4]" office:value-type="float" office:value="0.851586102719033" calcext:value-type="float">
            <text:p>0.851586102719033</text:p>
          </table:table-cell>
          <table:table-cell table:formula="of:=[.I4]/[.$G4]" office:value-type="float" office:value="0.557968277945619" calcext:value-type="float">
            <text:p>0.557968277945619</text:p>
          </table:table-cell>
          <table:table-cell table:formula="of:=[.J4]/[.$G4]" office:value-type="float" office:value="0.609327794561934" calcext:value-type="float">
            <text:p>0.609327794561934</text:p>
          </table:table-cell>
          <table:table-cell table:formula="of:=[.K4]/[.$G4]" office:value-type="float" office:value="1.1866503021148" calcext:value-type="float">
            <text:p>1.1866503021148</text:p>
          </table:table-cell>
          <table:table-cell table:formula="of:=[.M4]/[.$L4]" office:value-type="float" office:value="0.870699326851159" calcext:value-type="float">
            <text:p>0.870699326851159</text:p>
          </table:table-cell>
          <table:table-cell table:formula="of:=[.N4]/[.$L4]" office:value-type="float" office:value="0.534218399401645" calcext:value-type="float">
            <text:p>0.534218399401645</text:p>
          </table:table-cell>
          <table:table-cell table:formula="of:=[.O4]/[.$L4]" office:value-type="float" office:value="0.615650710545999" calcext:value-type="float">
            <text:p>0.615650710545999</text:p>
          </table:table-cell>
          <table:table-cell table:formula="of:=[.P4]/[.$L4]" office:value-type="float" office:value="1.15987284966343" calcext:value-type="float">
            <text:p>1.15987284966343</text:p>
          </table:table-cell>
          <table:table-cell table:formula="of:=[.R4]/[.$Q4]" office:value-type="float" office:value="0.835921797917047" calcext:value-type="float">
            <text:p>0.835921797917047</text:p>
          </table:table-cell>
          <table:table-cell table:formula="of:=[.S4]/[.$Q4]" office:value-type="float" office:value="0.551708386625251" calcext:value-type="float">
            <text:p>0.551708386625251</text:p>
          </table:table-cell>
          <table:table-cell table:formula="of:=[.T4]/[.$Q4]" office:value-type="float" office:value="0.592088434131189" calcext:value-type="float">
            <text:p>0.592088434131189</text:p>
          </table:table-cell>
          <table:table-cell table:formula="of:=[.U4]/[.$Q4]" office:value-type="float" office:value="1.1475424812717" calcext:value-type="float">
            <text:p>1.1475424812717</text:p>
          </table:table-cell>
          <table:table-cell/>
          <table:table-cell table:formula="of:=AVERAGE([.B14];[.F14];[.J14];[.N14])" office:value-type="float" office:value="0.87044558925523" calcext:value-type="float">
            <text:p>0.87044558925523</text:p>
          </table:table-cell>
          <table:table-cell table:formula="of:=AVERAGE([.C14];[.G14];[.K14];[.O14])" office:value-type="float" office:value="0.544941482214731" calcext:value-type="float">
            <text:p>0.544941482214731</text:p>
          </table:table-cell>
          <table:table-cell table:formula="of:=AVERAGE([.D14];[.H14];[.L14];[.P14])" office:value-type="float" office:value="0.615536164861594" calcext:value-type="float">
            <text:p>0.615536164861594</text:p>
          </table:table-cell>
          <table:table-cell table:formula="of:=AVERAGE([.E14];[.I14];[.M14];[.Q14])" office:value-type="float" office:value="1.18554311212856" calcext:value-type="float">
            <text:p>1.18554311212856</text:p>
          </table:table-cell>
        </table:table-row>
        <table:table-row table:style-name="ro1">
          <table:table-cell office:value-type="string" calcext:value-type="string">
            <text:p>Heart 4</text:p>
          </table:table-cell>
          <table:table-cell table:formula="of:=[.C5]/[.$B5]" office:value-type="float" office:value="0.7803474181563" calcext:value-type="float">
            <text:p>0.7803474181563</text:p>
          </table:table-cell>
          <table:table-cell table:formula="of:=[.D5]/[.$B5]" office:value-type="float" office:value="0.722141178280117" calcext:value-type="float">
            <text:p>0.722141178280117</text:p>
          </table:table-cell>
          <table:table-cell table:formula="of:=[.E5]/[.$B5]" office:value-type="float" office:value="0.764756139178751" calcext:value-type="float">
            <text:p>0.764756139178751</text:p>
          </table:table-cell>
          <table:table-cell table:formula="of:=[.F5]/[.$B5]" office:value-type="float" office:value="1.46970305072363" calcext:value-type="float">
            <text:p>1.46970305072363</text:p>
          </table:table-cell>
          <table:table-cell table:formula="of:=[.H5]/[.$G5]" office:value-type="float" office:value="0.956122352719211" calcext:value-type="float">
            <text:p>0.956122352719211</text:p>
          </table:table-cell>
          <table:table-cell table:formula="of:=[.I5]/[.$G5]" office:value-type="float" office:value="0.787044898301443" calcext:value-type="float">
            <text:p>0.787044898301443</text:p>
          </table:table-cell>
          <table:table-cell table:formula="of:=[.J5]/[.$G5]" office:value-type="float" office:value="0.796222924495176" calcext:value-type="float">
            <text:p>0.796222924495176</text:p>
          </table:table-cell>
          <table:table-cell table:formula="of:=[.K5]/[.$G5]" office:value-type="float" office:value="1.55145459595721" calcext:value-type="float">
            <text:p>1.55145459595721</text:p>
          </table:table-cell>
          <table:table-cell table:formula="of:=[.M5]/[.$L5]" office:value-type="float" office:value="0.979255285109228" calcext:value-type="float">
            <text:p>0.979255285109228</text:p>
          </table:table-cell>
          <table:table-cell table:formula="of:=[.N5]/[.$L5]" office:value-type="float" office:value="0.763842761225511" calcext:value-type="float">
            <text:p>0.763842761225511</text:p>
          </table:table-cell>
          <table:table-cell table:formula="of:=[.O5]/[.$L5]" office:value-type="float" office:value="0.809203214359877" calcext:value-type="float">
            <text:p>0.809203214359877</text:p>
          </table:table-cell>
          <table:table-cell table:formula="of:=[.P5]/[.$L5]" office:value-type="float" office:value="1.56021570115282" calcext:value-type="float">
            <text:p>1.56021570115282</text:p>
          </table:table-cell>
          <table:table-cell table:formula="of:=[.R5]/[.$Q5]" office:value-type="float" office:value="0.810305433692855" calcext:value-type="float">
            <text:p>0.810305433692855</text:p>
          </table:table-cell>
          <table:table-cell table:formula="of:=[.S5]/[.$Q5]" office:value-type="float" office:value="0.779044298422064" calcext:value-type="float">
            <text:p>0.779044298422064</text:p>
          </table:table-cell>
          <table:table-cell table:formula="of:=[.T5]/[.$Q5]" office:value-type="float" office:value="0.748728264270708" calcext:value-type="float">
            <text:p>0.748728264270708</text:p>
          </table:table-cell>
          <table:table-cell table:formula="of:=[.U5]/[.$Q5]" office:value-type="float" office:value="1.55881658013883" calcext:value-type="float">
            <text:p>1.55881658013883</text:p>
          </table:table-cell>
          <table:table-cell/>
          <table:table-cell table:formula="of:=AVERAGE([.B15];[.F15];[.J15];[.N15])" office:value-type="float" office:value="0.881507622419399" calcext:value-type="float">
            <text:p>0.881507622419399</text:p>
          </table:table-cell>
          <table:table-cell table:formula="of:=AVERAGE([.C15];[.G15];[.K15];[.O15])" office:value-type="float" office:value="0.763018284057284" calcext:value-type="float">
            <text:p>0.763018284057284</text:p>
          </table:table-cell>
          <table:table-cell table:formula="of:=AVERAGE([.D15];[.H15];[.L15];[.P15])" office:value-type="float" office:value="0.779727635576128" calcext:value-type="float">
            <text:p>0.779727635576128</text:p>
          </table:table-cell>
          <table:table-cell table:formula="of:=AVERAGE([.E15];[.I15];[.M15];[.Q15])" office:value-type="float" office:value="1.53504748199312" calcext:value-type="float">
            <text:p>1.53504748199312</text:p>
          </table:table-cell>
        </table:table-row>
        <table:table-row table:style-name="ro1">
          <table:table-cell office:value-type="string" calcext:value-type="string">
            <text:p>Heart 0</text:p>
          </table:table-cell>
          <table:table-cell table:formula="of:=[.C6]/[.$B6]" office:value-type="float" office:value="0.780897497646595" calcext:value-type="float">
            <text:p>0.780897497646595</text:p>
          </table:table-cell>
          <table:table-cell table:formula="of:=[.D6]/[.$B6]" office:value-type="float" office:value="0.660389034937892" calcext:value-type="float">
            <text:p>0.660389034937892</text:p>
          </table:table-cell>
          <table:table-cell table:formula="of:=[.E6]/[.$B6]" office:value-type="float" office:value="0.710750833328029" calcext:value-type="float">
            <text:p>0.710750833328029</text:p>
          </table:table-cell>
          <table:table-cell table:formula="of:=[.F6]/[.$B6]" office:value-type="float" office:value="1.34159977763774" calcext:value-type="float">
            <text:p>1.34159977763774</text:p>
          </table:table-cell>
          <table:table-cell table:formula="of:=[.H6]/[.$G6]" office:value-type="float" office:value="0.760233124018838" calcext:value-type="float">
            <text:p>0.760233124018838</text:p>
          </table:table-cell>
          <table:table-cell table:formula="of:=[.I6]/[.$G6]" office:value-type="float" office:value="0.652663265306123" calcext:value-type="float">
            <text:p>0.652663265306123</text:p>
          </table:table-cell>
          <table:table-cell table:formula="of:=[.J6]/[.$G6]" office:value-type="float" office:value="0.730135007849294" calcext:value-type="float">
            <text:p>0.730135007849294</text:p>
          </table:table-cell>
          <table:table-cell table:formula="of:=[.K6]/[.$G6]" office:value-type="float" office:value="1.37077786499215" calcext:value-type="float">
            <text:p>1.37077786499215</text:p>
          </table:table-cell>
          <table:table-cell table:formula="of:=[.M6]/[.$L6]" office:value-type="float" office:value="0.822280341241671" calcext:value-type="float">
            <text:p>0.822280341241671</text:p>
          </table:table-cell>
          <table:table-cell table:formula="of:=[.N6]/[.$L6]" office:value-type="float" office:value="0.714463943619667" calcext:value-type="float">
            <text:p>0.714463943619667</text:p>
          </table:table-cell>
          <table:table-cell table:formula="of:=[.O6]/[.$L6]" office:value-type="float" office:value="0.605817518488808" calcext:value-type="float">
            <text:p>0.605817518488808</text:p>
          </table:table-cell>
          <table:table-cell table:formula="of:=[.P6]/[.$L6]" office:value-type="float" office:value="1.33712010490727" calcext:value-type="float">
            <text:p>1.33712010490727</text:p>
          </table:table-cell>
          <table:table-cell table:formula="of:=[.R6]/[.$Q6]" office:value-type="float" office:value="0.814918536601239" calcext:value-type="float">
            <text:p>0.814918536601239</text:p>
          </table:table-cell>
          <table:table-cell table:formula="of:=[.S6]/[.$Q6]" office:value-type="float" office:value="0.660049114124915" calcext:value-type="float">
            <text:p>0.660049114124915</text:p>
          </table:table-cell>
          <table:table-cell table:formula="of:=[.T6]/[.$Q6]" office:value-type="float" office:value="0.714675596843237" calcext:value-type="float">
            <text:p>0.714675596843237</text:p>
          </table:table-cell>
          <table:table-cell table:formula="of:=[.U6]/[.$Q6]" office:value-type="float" office:value="1.32982204956968" calcext:value-type="float">
            <text:p>1.32982204956968</text:p>
          </table:table-cell>
          <table:table-cell/>
          <table:table-cell table:formula="of:=AVERAGE([.B16];[.F16];[.J16];[.N16])" office:value-type="float" office:value="0.794582374877086" calcext:value-type="float">
            <text:p>0.794582374877086</text:p>
          </table:table-cell>
          <table:table-cell table:formula="of:=AVERAGE([.C16];[.G16];[.K16];[.O16])" office:value-type="float" office:value="0.671891339497149" calcext:value-type="float">
            <text:p>0.671891339497149</text:p>
          </table:table-cell>
          <table:table-cell table:formula="of:=AVERAGE([.D16];[.H16];[.L16];[.P16])" office:value-type="float" office:value="0.690344739127342" calcext:value-type="float">
            <text:p>0.690344739127342</text:p>
          </table:table-cell>
          <table:table-cell table:formula="of:=AVERAGE([.E16];[.I16];[.M16];[.Q16])" office:value-type="float" office:value="1.34482994927671" calcext:value-type="float">
            <text:p>1.34482994927671</text:p>
          </table:table-cell>
        </table:table-row>
        <table:table-row table:style-name="ro1">
          <table:table-cell office:value-type="string" calcext:value-type="string">
            <text:p>Heart 2</text:p>
          </table:table-cell>
          <table:table-cell table:formula="of:=[.C7]/[.$B7]" office:value-type="float" office:value="0.772264307845296" calcext:value-type="float">
            <text:p>0.772264307845296</text:p>
          </table:table-cell>
          <table:table-cell table:formula="of:=[.D7]/[.$B7]" office:value-type="float" office:value="0.55220064745999" calcext:value-type="float">
            <text:p>0.55220064745999</text:p>
          </table:table-cell>
          <table:table-cell table:formula="of:=[.E7]/[.$B7]" office:value-type="float" office:value="0.686029671992687" calcext:value-type="float">
            <text:p>0.686029671992687</text:p>
          </table:table-cell>
          <table:table-cell table:formula="of:=[.F7]/[.$B7]" office:value-type="float" office:value="1.2324841663247" calcext:value-type="float">
            <text:p>1.2324841663247</text:p>
          </table:table-cell>
          <table:table-cell table:formula="of:=[.H7]/[.$G7]" office:value-type="float" office:value="0.794806894944163" calcext:value-type="float">
            <text:p>0.794806894944163</text:p>
          </table:table-cell>
          <table:table-cell table:formula="of:=[.I7]/[.$G7]" office:value-type="float" office:value="0.66384910422705" calcext:value-type="float">
            <text:p>0.66384910422705</text:p>
          </table:table-cell>
          <table:table-cell table:formula="of:=[.J7]/[.$G7]" office:value-type="float" office:value="0.7245459918016" calcext:value-type="float">
            <text:p>0.7245459918016</text:p>
          </table:table-cell>
          <table:table-cell table:formula="of:=[.K7]/[.$G7]" office:value-type="float" office:value="1.35857759402143" calcext:value-type="float">
            <text:p>1.35857759402143</text:p>
          </table:table-cell>
          <table:table-cell table:formula="of:=[.M7]/[.$L7]" office:value-type="float" office:value="0.818456983809938" calcext:value-type="float">
            <text:p>0.818456983809938</text:p>
          </table:table-cell>
          <table:table-cell table:formula="of:=[.N7]/[.$L7]" office:value-type="float" office:value="0.656300816193196" calcext:value-type="float">
            <text:p>0.656300816193196</text:p>
          </table:table-cell>
          <table:table-cell table:formula="of:=[.O7]/[.$L7]" office:value-type="float" office:value="0.743589249056454" calcext:value-type="float">
            <text:p>0.743589249056454</text:p>
          </table:table-cell>
          <table:table-cell table:formula="of:=[.P7]/[.$L7]" office:value-type="float" office:value="1.39490322246237" calcext:value-type="float">
            <text:p>1.39490322246237</text:p>
          </table:table-cell>
          <table:table-cell table:formula="of:=[.R7]/[.$Q7]" office:value-type="float" office:value="0.798895209378887" calcext:value-type="float">
            <text:p>0.798895209378887</text:p>
          </table:table-cell>
          <table:table-cell table:formula="of:=[.S7]/[.$Q7]" office:value-type="float" office:value="0.550021478095301" calcext:value-type="float">
            <text:p>0.550021478095301</text:p>
          </table:table-cell>
          <table:table-cell table:formula="of:=[.T7]/[.$Q7]" office:value-type="float" office:value="0.752110829338486" calcext:value-type="float">
            <text:p>0.752110829338486</text:p>
          </table:table-cell>
          <table:table-cell table:formula="of:=[.U7]/[.$Q7]" office:value-type="float" office:value="1.29679887627552" calcext:value-type="float">
            <text:p>1.29679887627552</text:p>
          </table:table-cell>
          <table:table-cell/>
          <table:table-cell table:formula="of:=AVERAGE([.B17];[.F17];[.J17];[.N17])" office:value-type="float" office:value="0.796105848994571" calcext:value-type="float">
            <text:p>0.796105848994571</text:p>
          </table:table-cell>
          <table:table-cell table:formula="of:=AVERAGE([.C17];[.G17];[.K17];[.O17])" office:value-type="float" office:value="0.605593011493884" calcext:value-type="float">
            <text:p>0.605593011493884</text:p>
          </table:table-cell>
          <table:table-cell table:formula="of:=AVERAGE([.D17];[.H17];[.L17];[.P17])" office:value-type="float" office:value="0.726568935547307" calcext:value-type="float">
            <text:p>0.726568935547307</text:p>
          </table:table-cell>
          <table:table-cell table:formula="of:=AVERAGE([.E17];[.I17];[.M17];[.Q17])" office:value-type="float" office:value="1.320690964771" calcext:value-type="float">
            <text:p>1.320690964771</text:p>
          </table:table-cell>
        </table:table-row>
        <table:table-row table:style-name="ro1">
          <table:table-cell office:value-type="string" calcext:value-type="string">
            <text:p>Heart 1</text:p>
          </table:table-cell>
          <table:table-cell table:formula="of:=[.C8]/[.$B8]" office:value-type="float" office:value="0.819700504243903" calcext:value-type="float">
            <text:p>0.819700504243903</text:p>
          </table:table-cell>
          <table:table-cell table:formula="of:=[.D8]/[.$B8]" office:value-type="float" office:value="0.585673910312775" calcext:value-type="float">
            <text:p>0.585673910312775</text:p>
          </table:table-cell>
          <table:table-cell table:formula="of:=[.E8]/[.$B8]" office:value-type="float" office:value="0.628730238484038" calcext:value-type="float">
            <text:p>0.628730238484038</text:p>
          </table:table-cell>
          <table:table-cell table:formula="of:=[.F8]/[.$B8]" office:value-type="float" office:value="1.2307714393382" calcext:value-type="float">
            <text:p>1.2307714393382</text:p>
          </table:table-cell>
          <table:table-cell table:formula="of:=[.H8]/[.$G8]" office:value-type="float" office:value="0.799033772397008" calcext:value-type="float">
            <text:p>0.799033772397008</text:p>
          </table:table-cell>
          <table:table-cell table:formula="of:=[.I8]/[.$G8]" office:value-type="float" office:value="0.497115720280608" calcext:value-type="float">
            <text:p>0.497115720280608</text:p>
          </table:table-cell>
          <table:table-cell table:formula="of:=[.J8]/[.$G8]" office:value-type="float" office:value="0.601250057978539" calcext:value-type="float">
            <text:p>0.601250057978539</text:p>
          </table:table-cell>
          <table:table-cell table:formula="of:=[.K8]/[.$G8]" office:value-type="float" office:value="1.09487648740381" calcext:value-type="float">
            <text:p>1.09487648740381</text:p>
          </table:table-cell>
          <table:table-cell table:formula="of:=[.M8]/[.$L8]" office:value-type="float" office:value="0.917236592001789" calcext:value-type="float">
            <text:p>0.917236592001789</text:p>
          </table:table-cell>
          <table:table-cell table:formula="of:=[.N8]/[.$L8]" office:value-type="float" office:value="0.489822406917372" calcext:value-type="float">
            <text:p>0.489822406917372</text:p>
          </table:table-cell>
          <table:table-cell table:formula="of:=[.O8]/[.$L8]" office:value-type="float" office:value="0.654179866572248" calcext:value-type="float">
            <text:p>0.654179866572248</text:p>
          </table:table-cell>
          <table:table-cell table:formula="of:=[.P8]/[.$L8]" office:value-type="float" office:value="1.15690525884238" calcext:value-type="float">
            <text:p>1.15690525884238</text:p>
          </table:table-cell>
          <table:table-cell table:formula="of:=[.R8]/[.$Q8]" office:value-type="float" office:value="0.920232071996132" calcext:value-type="float">
            <text:p>0.920232071996132</text:p>
          </table:table-cell>
          <table:table-cell table:formula="of:=[.S8]/[.$Q8]" office:value-type="float" office:value="0.62325179265927" calcext:value-type="float">
            <text:p>0.62325179265927</text:p>
          </table:table-cell>
          <table:table-cell table:formula="of:=[.T8]/[.$Q8]" office:value-type="float" office:value="0.686490188589072" calcext:value-type="float">
            <text:p>0.686490188589072</text:p>
          </table:table-cell>
          <table:table-cell table:formula="of:=[.U8]/[.$Q8]" office:value-type="float" office:value="1.28403230267577" calcext:value-type="float">
            <text:p>1.28403230267577</text:p>
          </table:table-cell>
          <table:table-cell/>
          <table:table-cell table:formula="of:=AVERAGE([.B18];[.F18];[.J18];[.N18])" office:value-type="float" office:value="0.864050735159708" calcext:value-type="float">
            <text:p>0.864050735159708</text:p>
          </table:table-cell>
          <table:table-cell table:formula="of:=AVERAGE([.C18];[.G18];[.K18];[.O18])" office:value-type="float" office:value="0.548965957542506" calcext:value-type="float">
            <text:p>0.548965957542506</text:p>
          </table:table-cell>
          <table:table-cell table:formula="of:=AVERAGE([.D18];[.H18];[.L18];[.P18])" office:value-type="float" office:value="0.642662587905974" calcext:value-type="float">
            <text:p>0.642662587905974</text:p>
          </table:table-cell>
          <table:table-cell table:formula="of:=AVERAGE([.E18];[.I18];[.M18];[.Q18])" office:value-type="float" office:value="1.19164637206504" calcext:value-type="float">
            <text:p>1.19164637206504</text:p>
          </table:table-cell>
        </table:table-row>
        <table:table-row table:style-name="ro1">
          <table:table-cell office:value-type="string" calcext:value-type="string">
            <text:p>Heart 6</text:p>
          </table:table-cell>
          <table:table-cell table:formula="of:=[.C9]/[.$B9]" office:value-type="float" office:value="0.627332336602714" calcext:value-type="float">
            <text:p>0.627332336602714</text:p>
          </table:table-cell>
          <table:table-cell table:formula="of:=[.D9]/[.$B9]" office:value-type="float" office:value="0.666457927269976" calcext:value-type="float">
            <text:p>0.666457927269976</text:p>
          </table:table-cell>
          <table:table-cell table:formula="of:=[.E9]/[.$B9]" office:value-type="float" office:value="0.665406402559145" calcext:value-type="float">
            <text:p>0.665406402559145</text:p>
          </table:table-cell>
          <table:table-cell table:formula="of:=[.F9]/[.$B9]" office:value-type="float" office:value="1.32128515628058" calcext:value-type="float">
            <text:p>1.32128515628058</text:p>
          </table:table-cell>
          <table:table-cell table:formula="of:=[.H9]/[.$G9]" office:value-type="float" office:value="0.569586275512319" calcext:value-type="float">
            <text:p>0.569586275512319</text:p>
          </table:table-cell>
          <table:table-cell table:formula="of:=[.I9]/[.$G9]" office:value-type="float" office:value="0.850261514226098" calcext:value-type="float">
            <text:p>0.850261514226098</text:p>
          </table:table-cell>
          <table:table-cell table:formula="of:=[.J9]/[.$G9]" office:value-type="float" office:value="0.946184034159216" calcext:value-type="float">
            <text:p>0.946184034159216</text:p>
          </table:table-cell>
          <table:table-cell table:formula="of:=[.K9]/[.$G9]" office:value-type="float" office:value="1.721955449307" calcext:value-type="float">
            <text:p>1.721955449307</text:p>
          </table:table-cell>
          <table:table-cell table:formula="of:=[.M9]/[.$L9]" office:value-type="float" office:value="0.665926449140958" calcext:value-type="float">
            <text:p>0.665926449140958</text:p>
          </table:table-cell>
          <table:table-cell table:formula="of:=[.N9]/[.$L9]" office:value-type="float" office:value="0.70689545655499" calcext:value-type="float">
            <text:p>0.70689545655499</text:p>
          </table:table-cell>
          <table:table-cell table:formula="of:=[.O9]/[.$L9]" office:value-type="float" office:value="0.61313005300093" calcext:value-type="float">
            <text:p>0.61313005300093</text:p>
          </table:table-cell>
          <table:table-cell table:formula="of:=[.P9]/[.$L9]" office:value-type="float" office:value="1.28659376286276" calcext:value-type="float">
            <text:p>1.28659376286276</text:p>
          </table:table-cell>
          <table:table-cell table:formula="of:=[.R9]/[.$Q9]" office:value-type="float" office:value="0.724985127669761" calcext:value-type="float">
            <text:p>0.724985127669761</text:p>
          </table:table-cell>
          <table:table-cell table:formula="of:=[.S9]/[.$Q9]" office:value-type="float" office:value="0.745216658558397" calcext:value-type="float">
            <text:p>0.745216658558397</text:p>
          </table:table-cell>
          <table:table-cell table:formula="of:=[.T9]/[.$Q9]" office:value-type="float" office:value="0.634578135545321" calcext:value-type="float">
            <text:p>0.634578135545321</text:p>
          </table:table-cell>
          <table:table-cell table:formula="of:=[.U9]/[.$Q9]" office:value-type="float" office:value="1.31075879209579" calcext:value-type="float">
            <text:p>1.31075879209579</text:p>
          </table:table-cell>
          <table:table-cell/>
          <table:table-cell table:formula="of:=AVERAGE([.B19];[.F19];[.J19];[.N19])" office:value-type="float" office:value="0.646957547231438" calcext:value-type="float">
            <text:p>0.646957547231438</text:p>
          </table:table-cell>
          <table:table-cell table:formula="of:=AVERAGE([.C19];[.G19];[.K19];[.O19])" office:value-type="float" office:value="0.742207889152365" calcext:value-type="float">
            <text:p>0.742207889152365</text:p>
          </table:table-cell>
          <table:table-cell table:formula="of:=AVERAGE([.D19];[.H19];[.L19];[.P19])" office:value-type="float" office:value="0.714824656316153" calcext:value-type="float">
            <text:p>0.714824656316153</text:p>
          </table:table-cell>
          <table:table-cell table:formula="of:=AVERAGE([.E19];[.I19];[.M19];[.Q19])" office:value-type="float" office:value="1.41014829013653" calcext:value-type="float">
            <text:p>1.41014829013653</text:p>
          </table:table-cell>
        </table:table-row>
        <table:table-row table:style-name="ro1">
          <table:table-cell table:number-columns-repeated="18"/>
          <table:table-cell table:formula="of:=TTEST([.S16:.S19];[.S12:.S15];2;3)" office:value-type="float" office:value="0.127741968709452" calcext:value-type="float">
            <text:p>0.127741968709452</text:p>
          </table:table-cell>
          <table:table-cell table:formula="of:=TTEST([.T16:.T19];[.T12:.T15];2;3)" office:value-type="float" office:value="0.605527456705219" calcext:value-type="float">
            <text:p>0.605527456705219</text:p>
          </table:table-cell>
          <table:table-cell table:formula="of:=TTEST([.U16:.U19];[.U12:.U15];2;3)" office:value-type="float" office:value="0.379675242100071" calcext:value-type="float">
            <text:p>0.379675242100071</text:p>
          </table:table-cell>
          <table:table-cell table:formula="of:=TTEST([.V16:.V19];[.V12:.V15];2;3)" office:value-type="float" office:value="0.563118254397953" calcext:value-type="float">
            <text:p>0.563118254397953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rom “Basic Measurements” sheet…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VS length</text:p>
          </table:table-cell>
          <table:table-cell office:value-type="string" calcext:value-type="string">
            <text:p>Ctrl</text:p>
          </table:table-cell>
          <table:table-cell office:value-type="float" office:value="0.877567247495692" calcext:value-type="float">
            <text:p>0.8775672474956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S length</text:p>
          </table:table-cell>
          <table:table-cell office:value-type="string" calcext:value-type="string">
            <text:p>Ctrl</text:p>
          </table:table-cell>
          <table:table-cell office:value-type="float" office:value="0.853666555778958" calcext:value-type="float">
            <text:p>0.8536665557789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S length</text:p>
          </table:table-cell>
          <table:table-cell office:value-type="string" calcext:value-type="string">
            <text:p>Ctrl</text:p>
          </table:table-cell>
          <table:table-cell office:value-type="float" office:value="0.87044558925523" calcext:value-type="float">
            <text:p>0.8704455892552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S length</text:p>
          </table:table-cell>
          <table:table-cell office:value-type="string" calcext:value-type="string">
            <text:p>Ctrl</text:p>
          </table:table-cell>
          <table:table-cell office:value-type="float" office:value="0.881507622419399" calcext:value-type="float">
            <text:p>0.8815076224193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S length</text:p>
          </table:table-cell>
          <table:table-cell office:value-type="string" calcext:value-type="string">
            <text:p>Mut</text:p>
          </table:table-cell>
          <table:table-cell office:value-type="float" office:value="0.794582374877086" calcext:value-type="float">
            <text:p>0.7945823748770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S length</text:p>
          </table:table-cell>
          <table:table-cell office:value-type="string" calcext:value-type="string">
            <text:p>Mut</text:p>
          </table:table-cell>
          <table:table-cell office:value-type="float" office:value="0.796105848994571" calcext:value-type="float">
            <text:p>0.7961058489945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S length</text:p>
          </table:table-cell>
          <table:table-cell office:value-type="string" calcext:value-type="string">
            <text:p>Mut</text:p>
          </table:table-cell>
          <table:table-cell office:value-type="float" office:value="0.864050735159708" calcext:value-type="float">
            <text:p>0.8640507351597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S length</text:p>
          </table:table-cell>
          <table:table-cell office:value-type="string" calcext:value-type="string">
            <text:p>Mut</text:p>
          </table:table-cell>
          <table:table-cell office:value-type="float" office:value="0.646957547231438" calcext:value-type="float">
            <text:p>0.6469575472314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S length</text:p>
          </table:table-cell>
          <table:table-cell office:value-type="string" calcext:value-type="string">
            <text:p>Ctrl</text:p>
          </table:table-cell>
          <table:table-cell office:value-type="float" office:value="0.463752451831459" calcext:value-type="float">
            <text:p>0.463752451831459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3:24:17.615008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2:45:36.577703278</meta:creation-date>
    <dc:date>2022-08-15T13:27:29.554859742</dc:date>
    <meta:editing-duration>P1DT4H2M31S</meta:editing-duration>
    <meta:editing-cycles>37</meta:editing-cycles>
    <meta:generator>LibreOffice/6.4.7.2$Linux_X86_64 LibreOffice_project/40$Build-2</meta:generator>
    <meta:document-statistic meta:table-count="2" meta:cell-count="480" meta:object-count="0"/>
  </office:meta>
</office:document-meta>
</file>